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50">
            <text:p>15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>
            <text:p>scrip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dialog_name</text:p>
          </table:table-cell>
          <table:table-cell table:style-name="ce1" office:value-type="string">
            <text:p>time_of_trigger</text:p>
          </table:table-cell>
          <table:table-cell table:number-columns-repeated="1021"/>
        </table:table-row>
        <table:table-row table:style-name="ro1">
          <table:table-cell office:value-type="string">
            <text:p>dialog</text:p>
          </table:table-cell>
          <table:table-cell office:value-type="string">
            <text:p>Dial_VIntro_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dialog</text:p>
          </table:table-cell>
          <table:table-cell office:value-type="string">
            <text:p>Dial_VIntro_03</text:p>
          </table:table-cell>
          <table:table-cell office:value-type="float" office:value="20">
            <text:p>20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3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8T13:39:02.37</dc:date>
    <meta:editing-duration>PT45M45S</meta:editing-duration>
    <meta:editing-cycles>45</meta:editing-cycles>
    <dc:creator>Wister </dc:creator>
    <meta:document-statistic meta:table-count="1" meta:cell-count="91" meta:object-count="0"/>
  </office:meta>
</office:document-meta>
</file>